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0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5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ffd320" draw:textarea-vertical-align="middle"/>
    </style:style>
    <style:style style:name="gr7" style:family="graphic" style:parent-style-name="standard">
      <style:graphic-properties draw:fill="solid" draw:fill-color="#ffffcc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4.5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12" style:family="graphic" style:parent-style-name="standard">
      <style:graphic-properties draw:fill="solid" draw:fill-color="#9999f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gr14" style:family="graphic" style:parent-style-name="standard">
      <style:graphic-properties draw:fill="solid" draw:fill-color="#ffd320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9cm" svg:height="3.1cm" svg:x="1cm" svg:y="1cm">
          <text:p/>
        </draw:rect>
        <draw:rect draw:style-name="gr2" draw:text-style-name="P1" draw:layer="layout" svg:width="19cm" svg:height="1.4cm" svg:x="1cm" svg:y="27.3cm">
          <text:p text:style-name="P1"><text:span text:style-name="T1">©</text:span><text:span text:style-name="T2">Silvax Solutions</text:span></text:p>
        </draw:rect>
        <draw:frame draw:style-name="gr3" draw:text-style-name="P2" draw:layer="layout" svg:width="8.592cm" svg:height="1.195cm" svg:x="2.008cm" svg:y="1.505cm">
          <draw:text-box>
            <text:p><text:span text:style-name="T3">Covid Data Ilustration</text:span></text:p>
          </draw:text-box>
        </draw:frame>
        <draw:frame draw:style-name="gr4" draw:layer="layout" svg:width="2.454cm" svg:height="0.963cm" svg:x="17cm" svg:y="2.9cm">
          <draw:text-box>
            <text:p>V. 1.00</text:p>
          </draw:text-box>
        </draw:frame>
        <draw:line draw:style-name="gr5" draw:text-style-name="P1" draw:layer="layout" svg:x1="3.2cm" svg:y1="7.2cm" svg:x2="3.2cm" svg:y2="15.4cm">
          <text:p/>
        </draw:line>
        <draw:line draw:style-name="gr5" draw:text-style-name="P1" draw:layer="layout" svg:x1="3.2cm" svg:y1="15.4cm" svg:x2="17.8cm" svg:y2="15.4cm">
          <text:p/>
        </draw:line>
        <draw:rect draw:style-name="gr6" draw:text-style-name="P1" draw:layer="layout" svg:width="0.6cm" svg:height="6.2cm" svg:x="3.6cm" svg:y="9.2cm">
          <text:p/>
        </draw:rect>
        <draw:rect draw:style-name="gr6" draw:text-style-name="P1" draw:layer="layout" svg:width="0.6cm" svg:height="6.9cm" svg:x="4.8cm" svg:y="8.5cm">
          <text:p/>
        </draw:rect>
        <draw:rect draw:style-name="gr6" draw:text-style-name="P1" draw:layer="layout" svg:width="0.6cm" svg:height="3.9cm" svg:x="6.1cm" svg:y="11.5cm">
          <text:p/>
        </draw:rect>
        <draw:rect draw:style-name="gr6" draw:text-style-name="P1" draw:layer="layout" svg:width="0.6cm" svg:height="2.5cm" svg:x="7.4cm" svg:y="12.9cm">
          <text:p/>
        </draw:rect>
        <draw:rect draw:style-name="gr6" draw:text-style-name="P1" draw:layer="layout" svg:width="0.6cm" svg:height="1.6cm" svg:x="8.7cm" svg:y="13.8cm">
          <text:p/>
        </draw:rect>
        <draw:line draw:style-name="gr5" draw:text-style-name="P1" draw:layer="layout" svg:x1="3.325cm" svg:y1="18cm" svg:x2="3.325cm" svg:y2="27cm">
          <text:p/>
        </draw:line>
        <draw:line draw:style-name="gr5" draw:text-style-name="P1" draw:layer="layout" svg:x1="3.3cm" svg:y1="26.9cm" svg:x2="18cm" svg:y2="26.9cm">
          <text:p/>
        </draw:line>
        <draw:rect draw:style-name="gr6" draw:text-style-name="P1" draw:layer="layout" svg:width="0.6cm" svg:height="5.2cm" svg:x="3.8cm" svg:y="21.7cm">
          <text:p/>
        </draw:rect>
        <draw:rect draw:style-name="gr6" draw:text-style-name="P1" draw:layer="layout" svg:width="0.6cm" svg:height="5.2cm" svg:x="4.9cm" svg:y="21.7cm">
          <text:p/>
        </draw:rect>
        <draw:rect draw:style-name="gr6" draw:text-style-name="P1" draw:layer="layout" svg:width="0.6cm" svg:height="7.3cm" svg:x="6cm" svg:y="19.6cm">
          <text:p/>
        </draw:rect>
        <draw:rect draw:style-name="gr6" draw:text-style-name="P1" draw:layer="layout" svg:width="0.6cm" svg:height="8.3cm" svg:x="7.1cm" svg:y="18.6cm">
          <text:p/>
        </draw:rect>
      </draw:page>
      <draw:page draw:name="page2" draw:style-name="dp1" draw:master-page-name="Predeterminado">
        <draw:rect draw:style-name="gr1" draw:text-style-name="P1" draw:layer="layout" svg:width="19cm" svg:height="3.1cm" svg:x="1cm" svg:y="1cm">
          <text:p/>
        </draw:rect>
        <draw:rect draw:style-name="gr1" draw:text-style-name="P1" draw:layer="layout" svg:width="12.2cm" svg:height="16.9cm" svg:x="4.5cm" svg:y="7.1cm">
          <text:p/>
        </draw:rect>
        <draw:rect draw:style-name="gr1" draw:text-style-name="P1" draw:layer="layout" svg:width="10.8cm" svg:height="5.2cm" svg:x="5.215cm" svg:y="9.8cm">
          <text:p/>
        </draw:rect>
        <draw:rect draw:style-name="gr1" draw:text-style-name="P1" draw:layer="layout" svg:width="10.8cm" svg:height="5.2cm" svg:x="5.3cm" svg:y="16.6cm">
          <text:p/>
        </draw:rect>
        <draw:rect draw:style-name="gr7" draw:text-style-name="P3" draw:layer="layout" svg:width="4.4cm" svg:height="1cm" svg:x="8cm" svg:y="10.9cm">
          <text:p text:style-name="P1"><text:span text:style-name="T4">Nombre país</text:span></text:p>
        </draw:rect>
        <draw:frame draw:style-name="gr8" draw:text-style-name="P4" draw:layer="layout" svg:width="5.019cm" svg:height="0.759cm" svg:x="5.281cm" svg:y="9.241cm">
          <draw:text-box>
            <text:p><text:span text:style-name="T5">Agregar Manualmente</text:span></text:p>
          </draw:text-box>
        </draw:frame>
        <draw:frame draw:style-name="gr9" draw:text-style-name="P5" draw:layer="layout" svg:width="8.444cm" svg:height="0.806cm" svg:x="6.4cm" svg:y="7.5cm">
          <draw:text-box>
            <text:p><text:span text:style-name="T6">¿Cómo desea introducir los países?</text:span></text:p>
          </draw:text-box>
        </draw:frame>
        <draw:frame draw:style-name="gr10" draw:text-style-name="P2" draw:layer="layout" svg:width="0.997cm" svg:height="1.395cm" svg:x="11.7cm" svg:y="12.4cm">
          <draw:text-box>
            <text:p><text:span text:style-name="T3">+</text:span></text:p>
          </draw:text-box>
        </draw:frame>
        <draw:frame draw:style-name="gr11" draw:text-style-name="P4" draw:layer="layout" svg:width="5.04cm" svg:height="0.759cm" svg:x="5.3cm" svg:y="16.03cm">
          <draw:text-box>
            <text:p><text:span text:style-name="T5">Mediante archivo CSV</text:span></text:p>
          </draw:text-box>
        </draw:frame>
        <draw:rect draw:style-name="gr12" draw:text-style-name="P6" draw:layer="layout" svg:width="2.7cm" svg:height="1cm" svg:x="9cm" svg:y="18.5cm">
          <text:p text:style-name="P1"><text:span text:style-name="T7">Subir Archivo</text:span></text:p>
        </draw:rect>
        <draw:frame draw:style-name="gr13" draw:text-style-name="P7" draw:layer="layout" svg:width="2.754cm" svg:height="1.063cm" svg:x="9.2cm" svg:y="12.337cm">
          <draw:text-box>
            <text:p><text:span text:style-name="T4">Agregar</text:span></text:p>
          </draw:text-box>
        </draw:frame>
        <draw:rect draw:style-name="gr14" draw:text-style-name="P3" draw:layer="layout" svg:width="2.4cm" svg:height="1cm" svg:x="12.728cm" svg:y="13.585cm">
          <text:p text:style-name="P1"><text:span text:style-name="T4">Enviar</text:span></text:p>
        </draw:rect>
        <draw:rect draw:style-name="gr14" draw:text-style-name="P3" draw:layer="layout" svg:width="2.4cm" svg:height="1cm" svg:x="12.873cm" svg:y="20.385cm">
          <text:p text:style-name="P1"><text:span text:style-name="T4">Enviar</text:span></text:p>
        </draw:rect>
        <draw:rect draw:style-name="gr2" draw:text-style-name="P3" draw:layer="layout" svg:width="19cm" svg:height="1.4cm" svg:x="1cm" svg:y="27.3cm">
          <text:p text:style-name="P1"><text:span text:style-name="T1">©</text:span><text:span text:style-name="T2">Silvax Solutions</text:span></text:p>
        </draw:rect>
        <draw:frame draw:style-name="gr3" draw:text-style-name="P2" draw:layer="layout" svg:width="8.592cm" svg:height="1.195cm" svg:x="2.008cm" svg:y="1.505cm">
          <draw:text-box>
            <text:p><text:span text:style-name="T3">Covid Data Ilustration</text:span></text:p>
          </draw:text-box>
        </draw:frame>
        <draw:frame draw:style-name="gr4" draw:text-style-name="P7" draw:layer="layout" svg:width="2.454cm" svg:height="0.963cm" svg:x="17cm" svg:y="2.9cm">
          <draw:text-box>
            <text:p><text:span text:style-name="T4">V. 1.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varo Silva</meta:initial-creator>
    <meta:creation-date>2020-11-29T21:48:11.88</meta:creation-date>
    <dc:date>2020-11-30T06:57:05.30</dc:date>
    <dc:creator>Alvaro Silva</dc:creator>
    <meta:editing-duration>PT11M57S</meta:editing-duration>
    <meta:editing-cycles>3</meta:editing-cycles>
    <meta:generator>OpenOffice/4.1.5$Win32 OpenOffice.org_project/415m1$Build-9789</meta:generator>
    <meta:document-statistic meta:object-count="33"/>
  </office:meta>
</office:document-meta>
</file>